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2.5in" table:align="left"/>
    </style:style>
    <style:style style:name="Table3.A" style:family="table-column">
      <style:table-column-properties style:column-width="2.5in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2.6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3125in"/>
    </style:style>
    <style:style style:name="Table2.C" style:family="table-column">
      <style:table-column-properties style:column-width="0.4375in"/>
    </style:style>
    <style:style style:name="Table2.D" style:family="table-column">
      <style:table-column-properties style:column-width="0.6875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P1" style:family="paragraph" style:parent-style-name="Footer">
      <style:text-properties fo:font-size="10pt" officeooo:paragraph-rsid="00d595f4" style:font-size-asian="10pt" style:font-size-complex="10pt"/>
    </style:style>
    <style:style style:name="P2" style:family="paragraph" style:parent-style-name="Footer">
      <style:text-properties style:font-name="Source Sans Pro" fo:font-size="10pt" officeooo:rsid="00d96959" officeooo:paragraph-rsid="00d595f4" style:font-size-asian="10pt" style:font-size-complex="10pt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Footer">
      <style:text-properties style:font-name="Source Sans Pro" fo:font-size="7pt" officeooo:rsid="00d96959" officeooo:paragraph-rsid="00d595f4" style:font-size-asian="7pt" style:font-size-complex="7pt"/>
    </style:style>
    <style:style style:name="P5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8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1391e4b" style:font-size-asian="9pt" style:font-size-complex="9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line-height="150%"/>
      <style:text-properties style:font-name="Source Sans Pro" fo:font-size="9pt" fo:font-weight="normal" officeooo:rsid="001bb431" officeooo:paragraph-rsid="015f35b0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278bae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3d9a5a" style:font-size-asian="10pt" style:font-size-complex="10pt"/>
    </style:style>
    <style:style style:name="P19" style:family="paragraph" style:parent-style-name="Standard">
      <style:text-properties style:font-name="Source Sans Pro" officeooo:paragraph-rsid="00986756"/>
    </style:style>
    <style:style style:name="P2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2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391e4b" style:font-size-asian="9pt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74a20d" style:font-size-asian="9pt" style:font-size-complex="9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8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9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391e4b" style:font-size-asian="9pt" style:font-size-complex="9pt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1391e4b" style:font-size-asian="9pt" style:font-size-complex="9pt"/>
    </style:style>
    <style:style style:name="P33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b854e8" officeooo:paragraph-rsid="0155a200" style:font-size-asian="9pt" style:font-size-complex="9pt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Source Sans Pro" fo:font-size="9pt" fo:font-weight="normal" officeooo:rsid="005bb7d9" officeooo:paragraph-rsid="0199748e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line-height="100%"/>
      <style:text-properties style:font-name="Source Sans Pro" fo:font-size="9pt" officeooo:paragraph-rsid="001718a1" style:font-size-asian="7.84999990463257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Source Sans Pro" fo:font-size="7pt" officeooo:paragraph-rsid="001718a1" style:font-size-asian="7pt" style:font-size-complex="7pt"/>
    </style:style>
    <style:style style:name="P48" style:family="paragraph" style:parent-style-name="Table_20_Contents">
      <style:paragraph-properties fo:line-height="100%"/>
      <style:text-properties style:font-name="Source Sans Pro" fo:font-size="7pt" officeooo:paragraph-rsid="001718a1" style:font-size-asian="7pt" style:font-size-complex="7pt"/>
    </style:style>
    <style:style style:name="P49" style:family="paragraph" style:parent-style-name="Table_20_Contents">
      <style:paragraph-properties fo:line-height="100%"/>
      <style:text-properties style:font-name="Source Sans Pro" fo:font-size="7pt" fo:font-style="italic" officeooo:paragraph-rsid="001718a1" style:font-size-asian="7pt" style:font-style-asian="italic" style:font-size-complex="7pt" style:font-style-complex="italic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6pt" officeooo:paragraph-rsid="001718a1" style:font-size-asian="6pt" style:font-size-complex="6pt"/>
    </style:style>
    <style:style style:name="P51" style:family="paragraph" style:parent-style-name="Table_20_Contents">
      <style:paragraph-properties fo:line-height="100%"/>
      <style:text-properties style:font-name="Source Sans Pro" fo:font-size="6pt" officeooo:paragraph-rsid="001718a1" style:font-size-asian="6pt" style:font-size-complex="6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7c014a" officeooo:paragraph-rsid="001718a1" style:font-size-asian="6pt" style:font-size-complex="6pt"/>
    </style:style>
    <style:style style:name="P53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54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55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56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5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58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59" style:family="paragraph" style:parent-style-name="Table_20_Heading">
      <style:paragraph-properties fo:text-align="start" style:justify-single-word="false">
        <style:tab-stops>
          <style:tab-stop style:position="0.6339in"/>
        </style:tab-stops>
      </style:paragraph-properties>
      <style:text-properties style:font-name="Source Sans Pro" fo:font-size="8pt" fo:font-weight="normal" officeooo:rsid="0060cf14" officeooo:paragraph-rsid="0060cf14" style:font-size-asian="8pt" style:font-weight-asian="normal" style:font-size-complex="8pt" style:font-weight-complex="normal"/>
    </style:style>
    <style:style style:name="P60" style:family="paragraph" style:parent-style-name="Table_20_Heading">
      <style:paragraph-properties fo:text-align="start" style:justify-single-word="false"/>
      <style:text-properties style:font-name="Source Sans Pro" fo:font-size="8pt" fo:font-weight="normal" officeooo:rsid="0094df37" officeooo:paragraph-rsid="001718a1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6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63" style:family="paragraph" style:parent-style-name="Standard">
      <style:paragraph-properties fo:break-before="auto" fo:break-after="auto"/>
      <style:text-properties officeooo:paragraph-rsid="00bcea45"/>
    </style:style>
    <style:style style:name="P64" style:family="paragraph" style:parent-style-name="Frame_20_contents">
      <style:paragraph-properties fo:text-align="center" style:justify-single-word="false"/>
    </style:style>
    <style:style style:name="P65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15f35b0" style:font-size-asian="9pt" style:font-size-complex="9pt"/>
    </style:style>
    <style:style style:name="P66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T1" style:family="text">
      <style:text-properties style:font-name="Source Sans Pro" officeooo:rsid="00e4b507"/>
    </style:style>
    <style:style style:name="T2" style:family="text">
      <style:text-properties style:font-name="Source Sans Pro" officeooo:rsid="0020b251"/>
    </style:style>
    <style:style style:name="T3" style:family="text">
      <style:text-properties style:font-name="Source Sans Pro" officeooo:rsid="01af0e0b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abcb2f" style:font-weight-asian="normal" style:font-weight-complex="normal"/>
    </style:style>
    <style:style style:name="T12" style:family="text">
      <style:text-properties fo:font-weight="normal" officeooo:rsid="00ad59bb" style:font-weight-asian="normal" style:font-weight-complex="normal"/>
    </style:style>
    <style:style style:name="T13" style:family="text">
      <style:text-properties fo:font-weight="normal" officeooo:rsid="011a35ee" style:font-weight-asian="normal" style:font-weight-complex="normal"/>
    </style:style>
    <style:style style:name="T14" style:family="text">
      <style:text-properties fo:font-weight="normal" officeooo:rsid="0024486b" style:font-weight-asian="normal" style:font-weight-complex="normal"/>
    </style:style>
    <style:style style:name="T15" style:family="text">
      <style:text-properties fo:font-weight="normal" officeooo:rsid="00d420c4" style:font-weight-asian="normal" style:font-weight-complex="normal"/>
    </style:style>
    <style:style style:name="T16" style:family="text">
      <style:text-properties fo:font-weight="normal" officeooo:rsid="000f7dc7" style:font-weight-asian="normal" style:font-weight-complex="normal"/>
    </style:style>
    <style:style style:name="T17" style:family="text">
      <style:text-properties fo:font-weight="normal" officeooo:rsid="014f9cd4" style:font-weight-asian="normal" style:font-weight-complex="normal"/>
    </style:style>
    <style:style style:name="T18" style:family="text">
      <style:text-properties fo:font-weight="normal" officeooo:rsid="001bd114" style:font-weight-asian="normal" style:font-weight-complex="normal"/>
    </style:style>
    <style:style style:name="T19" style:family="text">
      <style:text-properties fo:font-weight="normal" officeooo:rsid="005bb7d9" style:font-weight-asian="normal" style:font-weight-complex="normal"/>
    </style:style>
    <style:style style:name="T20" style:family="text">
      <style:text-properties fo:font-weight="normal" officeooo:rsid="001bb431" style:font-weight-asian="normal" style:font-weight-complex="normal"/>
    </style:style>
    <style:style style:name="T21" style:family="text">
      <style:text-properties officeooo:rsid="0024486b"/>
    </style:style>
    <style:style style:name="T22" style:family="text">
      <style:text-properties officeooo:rsid="000a558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25" style:family="text">
      <style:text-properties officeooo:rsid="00d420c4"/>
    </style:style>
    <style:style style:name="T26" style:family="text">
      <style:text-properties officeooo:rsid="00b854e8"/>
    </style:style>
    <style:style style:name="T27" style:family="text">
      <style:text-properties style:text-underline-style="none" fo:font-weight="normal" officeooo:rsid="000f7dc7" style:font-weight-asian="normal" style:font-weight-complex="normal"/>
    </style:style>
    <style:style style:name="T28" style:family="text">
      <style:text-properties officeooo:rsid="014f9cd4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placeholder text:placeholder-type="text">&lt;for each="sale in objects"&gt;</text:placeholder></text:p>
      <text:p text:style-name="P14"><text:placeholder text:placeholder-type="text">&lt;if test="sale.state != 'quotation'"&gt;</text:placeholder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7">Cliente: <text:span text:style-name="T6"><text:placeholder text:placeholder-type="text">&lt;sale.party.name&gt;</text:placeholder></text:span></text:p>
          </table:table-cell>
        </table:table-row>
        <table:table-row>
          <table:table-cell table:style-name="Table3.A1" office:value-type="string">
            <text:p text:style-name="P17"><text:span text:style-name="T11">C.I./RUC</text:span><text:span text:style-name="T10">: </text:span><text:span text:style-name="T10"><text:placeholder text:placeholder-type="text">&lt;sale.party.vat_number&gt;</text:placeholder></text:span></text:p>
          </table:table-cell>
        </table:table-row>
        <table:table-row>
          <table:table-cell table:style-name="Table3.A1" office:value-type="string">
            <text:p text:style-name="P18">Fecha: <text:placeholder text:placeholder-type="text">&lt;format_date(sale.sale_date, sale.party.lang)&gt;</text:placeholder> </text:p>
          </table:table-cell>
        </table:table-row>
        <table:table-row>
          <table:table-cell table:style-name="Table3.A1" office:value-type="string">
            <text:p text:style-name="P17"><text:span text:style-name="T22">Telefono</text:span>: <text:placeholder text:placeholder-type="text">&lt;sale.party.phone&gt;</text:placeholder></text:p>
          </table:table-cell>
        </table:table-row>
        <table:table-row>
          <table:table-cell table:style-name="Table3.A1" office:value-type="string">
            <text:p text:style-name="P18"><text:span text:style-name="T8">Direcci</text:span><text:span text:style-name="T17">o</text:span><text:span text:style-name="T8">n: </text:span><text:span text:style-name="T9"><text:s/></text:span><text:span text:style-name="T9"><text:placeholder text:placeholder-type="text">&lt;sale.party.addresses[0].street&gt;</text:placeholder></text:span></text:p>
          </table:table-cell>
        </table:table-row>
      </table:table>
      <text:p text:style-name="P12"><text:s text:c="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0">Descripci<text:span text:style-name="T28">on <text:s text:c="29"/>Cant <text:s text:c="5"/>PVP <text:s text:c="7"/>Subt.</text:span></text:p>
            <text:p text:style-name="P59">----------------------------------------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1"><text:placeholder text:placeholder-type="text">&lt;for each="line in sale.lines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choose test="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when test="line.type == 'line'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</table:table-row>
        <table:table-row table:style-name="Table2.2">
          <table:table-cell table:style-name="Table2.A2" office:value-type="string">
            <text:p text:style-name="P11"><text:placeholder text:placeholder-type="text">&lt;for each="line in line.description[0:18].split('\n')"&gt;</text:placeholder></text:p>
            <text:p text:style-name="P23"><text:placeholder text:placeholder-type="text">&lt;line&gt;</text:placeholder></text:p>
            <text:p text:style-name="P32"><text:placeholder text:placeholder-type="text">&lt;/for&gt;</text:placeholder> <text:span text:style-name="T26"><text:placeholder text:placeholder-type="text">&lt;if test="line.amount &gt;0"&gt;</text:placeholder></text:span><text:span text:style-name="T26"><text:placeholder text:placeholder-type="text">&lt;/if&gt;</text:placeholder></text:span></text:p>
          </table:table-cell>
          <table:table-cell table:style-name="Table2.A2" office:value-type="string">
            <text:p text:style-name="P31"><text:placeholder text:placeholder-type="text">&lt;(str(line.quantity).split(".") )[0]&gt;</text:placeholder></text:p>
          </table:table-cell>
          <table:table-cell table:style-name="Table2.A2" office:value-type="string">
            <text:p text:style-name="P33"><text:placeholder text:placeholder-type="text">&lt;str(line.unit_price)[0:(len(str(line.unit_price))-2)]&gt;</text:placeholder></text:p>
          </table:table-cell>
          <table:table-cell table:style-name="Table2.A2" office:value-type="string">
            <text:p text:style-name="P32"><text:placeholder text:placeholder-type="text">&lt;line.amount&gt;</text:placeholder></text:p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when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when test="line.type == 'subtotal'"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when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when test="line.type == 'title'"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when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otherwise test=""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soft-page-break/><text:placeholder text:placeholder-type="text">&lt;/for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otherwise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choose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</table:table-row>
        <table:table-row table:style-name="Table2.2">
          <table:table-cell table:style-name="Table2.A2" office:value-type="string">
            <text:p text:style-name="P48"><text:placeholder text:placeholder-type="text">&lt;/for&gt;</text:placeholder>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2"/>
          </table:table-cell>
        </table:table-row>
        <table:table-row table:style-name="Table2.2">
          <table:table-cell table:style-name="Table2.A2" office:value-type="string">
            <text:p text:style-name="P43">--------------------------------</text:p>
          </table:table-cell>
          <table:table-cell table:style-name="Table2.A2" table:number-columns-spanned="3" office:value-type="string">
            <text:p text:style-name="P24">-----</text:p>
            <text:p text:style-name="P24"><text:span text:style-name="T19">Subtotal</text:span><text:span text:style-name="T20"> <text:s text:c="7"/></text:span><text:span text:style-name="T20"><text:placeholder text:placeholder-type="text">&lt;sale.untaxed_amount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table:number-columns-spanned="3" office:value-type="string">
            <text:p text:style-name="P24"><text:span text:style-name="T18">Su</text:span><text:span text:style-name="T13">b. </text:span><text:span text:style-name="T18"><text:s/></text:span><text:span text:style-name="T14">0 % </text:span><text:span text:style-name="T27"><text:s text:c="6"/></text:span><text:span text:style-name="T27"><text:placeholder text:placeholder-type="text">&lt;subtotal_0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table:number-columns-spanned="3" office:value-type="string">
            <text:p text:style-name="P24"><text:span text:style-name="T18">Su</text:span><text:span text:style-name="T13">b. </text:span><text:span text:style-name="T18"><text:s/></text:span><text:span text:style-name="T14">14% <text:s text:c="4"/></text:span><text:span text:style-name="T27"><text:placeholder text:placeholder-type="text">&lt;subtotal_14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table:number-columns-spanned="3" office:value-type="string">
            <text:p text:style-name="P24"><text:span text:style-name="T16">IVA 1</text:span><text:span text:style-name="T15">4% <text:s text:c="8"/></text:span><text:span text:style-name="T27"><text:placeholder text:placeholder-type="text">&lt;sale.tax_amount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table:number-columns-spanned="3" office:value-type="string">
            <text:p text:style-name="P24"><text:span text:style-name="T16">TOTAL <text:s text:c="11"/></text:span><text:span text:style-name="T27"><text:placeholder text:placeholder-type="text">&lt;sale.total_amount&gt;</text:placeholder></text:span></text:p>
          </table:table-cell>
          <table:covered-table-cell/>
          <table:covered-table-cell/>
        </table:table-row>
      </table:table>
      <text:p text:style-name="P42"><text:span text:style-name="T21"><text:s/></text:span><text:span text:style-name="T21"><text:placeholder text:placeholder-type="text">&lt;/if&gt;</text:placeholder></text:span></text:p>
      <text:p text:style-name="P66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13"><text:placeholder text:placeholder-type="text">&lt;if test="sale.company.logo"&gt;</text:placeholder></text:p>
            <text:p text:style-name="P13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64"/></draw:text-box></draw:frame></text:p>
            <text:p text:style-name="P13"/>
            <text:p text:style-name="P13"><text:placeholder text:placeholder-type="text">&lt;/if&gt;</text:placeholder></text:p>
          </table:table-cell>
        </table:table-row>
      </table:table>
      <text:p text:style-name="P20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Cliente: <text:span text:style-name="T6"><text:placeholder text:placeholder-type="text">&lt;sale.party.name&gt;</text:placeholder></text:span></text:p>
          </table:table-cell>
          <table:table-cell table:style-name="Table10.A1" office:value-type="string">
            <text:p text:style-name="P7"><text:span text:style-name="T12">C.I./</text:span><text:span text:style-name="T10">RUC:<text:tab/>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10.A1" office:value-type="string">
            <text:p text:style-name="P7"><text:span text:style-name="T8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6"><text:span text:style-name="T22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9"><text:span text:style-name="T7">Fecha: </text:span><text:placeholder text:placeholder-type="text">&lt;formatLang(sale.sale_date, sale.party.lang)&gt;</text:placeholder> <text:s/></text:p>
          </table:table-cell>
          <table:table-cell table:style-name="Table10.A1" office:value-type="string">
            <text:p text:style-name="P9"/>
          </table:table-cell>
        </table:table-row>
      </table:table>
      <text:p text:style-name="P1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54">Código</text:p>
          </table:table-cell>
          <table:table-cell table:style-name="Table11.A1" office:value-type="string">
            <text:p text:style-name="P55">Descripción</text:p>
          </table:table-cell>
          <table:table-cell table:style-name="Table11.A1" office:value-type="string">
            <text:p text:style-name="P58">Cant.</text:p>
          </table:table-cell>
          <table:table-cell table:style-name="Table11.A1" office:value-type="string">
            <text:p text:style-name="P57">P. Unit.</text:p>
          </table:table-cell>
          <table:table-cell table:style-name="Table11.A1" office:value-type="string">
            <text:p text:style-name="P56">Subt.</text:p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for each="line in sale.lines"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choose test=""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when test="line.type == 'line'"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10"><text:placeholder text:placeholder-type="text">&lt;if test="line.product.code"&gt;</text:placeholder> </text:p>
            <text:p text:style-name="P22"><text:placeholder text:placeholder-type="text">&lt;line.product.code&gt;</text:placeholder> </text:p>
            <text:p text:style-name="P21"><text:placeholder text:placeholder-type="text">&lt;/if&gt;</text:placeholder></text:p>
          </table:table-cell>
          <table:table-cell table:style-name="Table11.A2" office:value-type="string">
            <text:p text:style-name="P22"><text:placeholder text:placeholder-type="text">&lt;for each="line in line.description[0:40].split('\n')"&gt;</text:placeholder></text:p>
            <text:p text:style-name="P22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11.A2" office:value-type="string">
            <text:p text:style-name="P30"><text:placeholder text:placeholder-type="text">&lt;(str(line.quantity).split(".") )[0]&gt;</text:placeholder></text:p>
            <text:p text:style-name="P63"/>
          </table:table-cell>
          <table:table-cell table:style-name="Table11.A2" office:value-type="string">
            <text:p text:style-name="P53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21"><text:placeholder text:placeholder-type="text">&lt;formatLang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/when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when test="line.type == 'subtotal'"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for each="line in line.description.split('\n')"&gt;</text:placeholder></text:p>
            <text:p text:style-name="P22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/when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when test="line.type == 'title'"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/when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otherwise test=""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for each="line in line.description.split('\n')"&gt;</text:placeholder></text:p>
            <text:p text:style-name="P22"><text:placeholder text:placeholder-type="text">&lt;line&gt;</text:placeholder></text:p>
            <text:p text:style-name="P22"><text:placeholder text:placeholder-type="text">&lt;/for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/otherwise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/choose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2"><text:placeholder text:placeholder-type="text">&lt;/for&gt;</text:placeholder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5"/>
          </table:table-cell>
        </table:table-row>
        <table:table-row table:style-name="Table11.1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  <table:table-cell table:style-name="Table11.D18" office:value-type="string">
            <text:p text:style-name="P35">Subtotal:</text:p>
          </table:table-cell>
          <table:table-cell table:style-name="Table11.D18" office:value-type="string">
            <text:p text:style-name="P40"><text:placeholder text:placeholder-type="text">&lt;formatLang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62">SON:</text:p>
          </table:table-cell>
          <table:table-cell table:style-name="Table11.A2" office:value-type="string">
            <text:p text:style-name="P61"><text:s/><text:span text:style-name="T23"><text:placeholder text:placeholder-type="text">&lt;amount2words&gt;</text:placeholder></text:span><text:span text:style-name="T23">, </text:span><text:span text:style-name="T23"><text:placeholder text:placeholder-type="text">&lt;decimales&gt;</text:placeholder></text:span><text:span text:style-name="T23"> </text:span><text:span text:style-name="T24">/100 <text:s/>DOLARES</text:span></text:p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6">Subtotal <text:span text:style-name="T21">0</text:span>%:</text:p>
          </table:table-cell>
          <table:table-cell table:style-name="Table11.A2" office:value-type="string">
            <text:p text:style-name="P39"><text:placeholder text:placeholder-type="text">&lt;formatLang(subtotal_0, sale.party.lang, currency=sale.currency)&gt;</text:placeholder></text:p>
          </table:table-cell>
        </table:table-row>
        <text:soft-page-break/>
        <table:table-row table:style-name="Table11.20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44">Subtotal <text:span text:style-name="T21">14</text:span>%:</text:p>
          </table:table-cell>
          <table:table-cell table:style-name="Table11.A2" office:value-type="string">
            <text:p text:style-name="P38"><text:placeholder text:placeholder-type="text">&lt;formatLang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8"><text:s text:c="2"/></text:p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7">IVA 1<text:span text:style-name="T25">4</text:span>%:</text:p>
          </table:table-cell>
          <table:table-cell table:style-name="Table11.A2" office:value-type="string">
            <text:p text:style-name="P41"><text:placeholder text:placeholder-type="text">&lt;formatLang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26"/>
          </table:table-cell>
          <table:table-cell table:style-name="Table11.B22" office:value-type="string">
            <text:p text:style-name="P8"/>
            <text:p text:style-name="P8"/>
            <text:p text:style-name="P8"/>
            <text:p text:style-name="P8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7">________________</text:p>
                  <text:p text:style-name="P27">Firma Autorizada </text:p>
                </table:table-cell>
                <table:table-cell table:style-name="Table12.A1" office:value-type="string">
                  <text:p text:style-name="P27">_______________</text:p>
                  <text:p text:style-name="P27"><text:s text:c="2"/>Cliente</text:p>
                </table:table-cell>
              </table:table-row>
            </table:table>
            <text:p text:style-name="P19"/>
          </table:table-cell>
          <table:table-cell table:style-name="Table11.C22" office:value-type="string">
            <text:p text:style-name="P8"/>
          </table:table-cell>
          <table:table-cell table:style-name="Table11.A2" office:value-type="string">
            <text:p text:style-name="P45">TOTAL:</text:p>
          </table:table-cell>
          <table:table-cell table:style-name="Table11.A2" office:value-type="string">
            <text:p text:style-name="P46"><text:placeholder text:placeholder-type="text">&lt;formatLang(sale.total_amount, sale.party.lang, currency=sale.currency)&gt;</text:placeholder></text:p>
          </table:table-cell>
        </table:table-row>
      </table:table>
      <text:p text:style-name="P15"/>
      <text:p text:style-name="P15"><text:placeholder text:placeholder-type="text">&lt;/if&gt;</text:placeholder></text:p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officeooo:paragraph-rsid="00d595f4" style:font-size-asian="10pt" style:font-size-complex="10pt"/>
    </style:style>
    <style:style style:name="MP2" style:family="paragraph" style:parent-style-name="Footer">
      <style:text-properties style:font-name="Source Sans Pro" fo:font-size="10pt" officeooo:rsid="00d96959" officeooo:paragraph-rsid="00d595f4" style:font-size-asian="10pt" style:font-size-complex="10pt"/>
    </style:style>
    <style:style style:name="MP3" style:family="paragraph" style:parent-style-name="Footer">
      <style:text-properties style:font-name="Source Sans Pro" fo:font-size="7pt" officeooo:rsid="00d96959" officeooo:paragraph-rsid="00d595f4" style:font-size-asian="7pt" style:font-size-complex="7pt"/>
    </style:style>
    <style:style style:name="M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5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officeooo:rsid="00e4b507"/>
    </style:style>
    <style:style style:name="MT2" style:family="text">
      <style:text-properties style:font-name="Source Sans Pro" officeooo:rsid="0020b251"/>
    </style:style>
    <style:style style:name="MT3" style:family="text">
      <style:text-properties style:font-name="Source Sans Pro" officeooo:rsid="01af0e0b"/>
    </style:style>
    <style:page-layout style:name="Mpm1">
      <style:page-layout-properties fo:page-width="2.9598in" fo:page-height="6.8in" style:num-format="1" style:print-orientation="portrait" fo:margin-top="0.1in" fo:margin-bottom="0.1in" fo:margin-left="0.0201in" fo:margin-right="0.020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<text:s text:c="2"/></text:span><text:span text:style-name="MT3">2 </text:span><text:span text:style-name="MT2">560215 - 0999323367</text:span></text:p>
        <text:p text:style-name="MP2"/>
        <text:p text:style-name="MP3"/>
        <text:p text:style-name="MP3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4"/>
      </style:footer>
      <style:footer-left>
        <text:p text:style-name="MP5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7H53M19S</meta:editing-duration>
    <meta:editing-cycles>159</meta:editing-cycles>
    <meta:generator>LibreOffice/5.1.1.3$Linux_X86_64 LibreOffice_project/89f508ef3ecebd2cfb8e1def0f0ba9a803b88a6d</meta:generator>
    <dc:date>2017-03-08T09:24:47.152266583</dc:date>
    <meta:document-statistic meta:table-count="6" meta:image-count="0" meta:object-count="0" meta:page-count="4" meta:paragraph-count="110" meta:word-count="232" meta:character-count="2763" meta:non-whitespace-character-count="2533"/>
  </office:meta>
</office:document-meta>
</file>